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text-properties fo:font-weight="bold" style:font-weight-asian="bold" style:font-weight-complex="bol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1. Record Linkage</text:h>
      <text:p text:style-name="P1">n=5,749,132 </text:p>
      <text:p text:style-name="P1">k=2 </text:p>
      <text:p text:style-name="P1">d=9 </text:p>
      <text:p text:style-name="P1"/>
      <text:p text:style-name="Text_20_body">While the actual dataset contained 12 attributes we are only concerned with 9 attributes because the first two attributes are simply the unique identifier of the records and the last attribute is the class to which the record blocks. </text:p>
      <text:p text:style-name="Text_20_body"/>
      <text:p text:style-name="Text_20_body">Also there were many missing values. For them we have used random values. </text:p>
      <text:p text:style-name="Text_20_body">Out of the 9 attributes we are considering, initial 4 had real values within the range [0,1]. So we have replaced all the missing values with random real values within the range [0,1]. </text:p>
      <text:p text:style-name="Text_20_body">The remaining 5 attributes have value either 0 or 1, so we have filled the missing values with 0 or 1 randomly. </text:p>
      <text:p text:style-name="Text_20_body"/>
      <text:p text:style-name="Text_20_body">There are two classes which say whether a record is matched or not.</text:p>
      <text:p text:style-name="Text_20_body"/>
      <text:h text:style-name="Heading_20_2" text:outline-level="2">1.1 C1060</text:h>
      <text:p text:style-name="P1">Total SMs =30</text:p>
      <text:p text:style-name="P1">Reg. per SM=16K each of 4bytes</text:p>
      <text:p text:style-name="P1">Shared mem. per SM=16Kbytes</text:p>
      <text:p text:style-name="P1">Max. threads per block = 512</text:p>
      <text:p text:style-name="P1">Max. threads per SM = 1024</text:p>
      <text:p text:style-name="Text_20_body">Since the number of points is very large the implementation where points are loaded inside the blocks only once and then all the iterations are run cannot be used (due to limited number of registers all the points won't get loaded at once in the blocks).</text:p>
      <text:p text:style-name="Text_20_body">We use the implementation where points are loaded inside GPU blocks in cycles.</text:p>
      <text:h text:style-name="Heading_20_3" text:outline-level="3">1.1.1 Find Cluster</text:h>
      <text:p text:style-name="Text_20_body">All the cluster centers are loaded into the shared memory.</text:p>
      <text:p text:style-name="Text_20_body">In every cycle:</text:p>
      <text:list xml:id="list391611620" text:style-name="L1">
        <text:list-item>
          <text:p text:style-name="P2">Each thread loads a data point in the registers. </text:p>
        </text:list-item>
        <text:list-item>
          <text:p text:style-name="P2">Each loaded data point calculates it euclidean distance from all the cluster centers. The threads access the cluster centers in a broadcast manner from the shared memory.</text:p>
        </text:list-item>
        <text:list-item>
          <text:p text:style-name="P2"><text:soft-page-break/>Each thread stores the cluster number of the nearest cluster center in the global memory (at a location corresponding to the index of the data point it was carrying).</text:p>
        </text:list-item>
      </text:list>
      <text:p text:style-name="Text_20_body">Total number of cycles = ceil (n / (blocks per SM * number of SM * threads per block))</text:p>
      <text:p text:style-name="Text_20_body"/>
      <text:p text:style-name="Text_20_body">Since there are no syncthreads required, <text:s/>for same number of warps, higher value for “threads per block” should be more efficient than higher value for “blocks per SM” as each extra block needs to load the centroids from the global memory.</text:p>
      <text:p text:style-name="Text_20_body"/>
      <text:p text:style-name="Text_20_body">We start from minimum threads per block i.e. 64 with block per SM as 1.</text:p>
      <text:p text:style-name="Text_20_body">Registers req. per thread = 29</text:p>
      <text:p text:style-name="Text_20_body">Shared mem=48+16+k*d*4 = <text:s/>136 bytes &lt; 16kbytes</text:p>
      <text:p text:style-name="Text_20_body">Shared mem. Usage is independent of threads per block, only register usage limits the number of threads per block.</text:p>
      <text:p text:style-name="Text_20_body">Reg. Per SM / registes req. per therad = 564 which is more than 512, the max threads allowed per block.</text:p>
      <text:p text:style-name="Text_20_body"/>
      <text:h text:style-name="Heading_20_2" text:outline-level="2">1.2 Fermi2</text:h>
      <text:p text:style-name="Text_20_body"/>
      <text:h text:style-name="Heading_20_2" text:outline-level="2">1.3. CPU</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unjan </meta:initial-creator>
    <meta:creation-date>2012-03-03T10:20:46</meta:creation-date>
    <meta:generator>OpenOffice.org/3.2$Unix OpenOffice.org_project/320m12$Build-9483</meta:generator>
    <dc:date>2012-03-04T13:03:03</dc:date>
    <dc:creator>kunjan </dc:creator>
    <meta:editing-duration>PT05H49M02S</meta:editing-duration>
    <meta:editing-cycles>20</meta:editing-cycles>
    <meta:document-statistic meta:table-count="0" meta:image-count="0" meta:object-count="0" meta:page-count="2" meta:paragraph-count="32" meta:word-count="430" meta:character-count="2366"/>
  </office:meta>
</office:document-meta>
</file>